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8F7FE41D9CB0B91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 draw:fill-color="#ffff00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rsid="000c4b2f" officeooo:paragraph-rsid="000c4b2f" fo:background-color="#ffff00"/>
    </style:style>
    <style:style style:name="fr1" style:family="graphic" style:parent-style-name="Graphics">
      <style:graphic-properties style:wrap="dynamic" style:number-wrapped-paragraphs="no-limit" style:wrap-contour="true" style:wrap-contour-mode="full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tge1" text:anchor-type="paragraph" svg:width="14.111cm" svg:height="14.111cm" draw:z-index="0"><draw:image xlink:href="Pictures/1000000000000190000001908F7FE41D9CB0B914.jpg" xlink:type="simple" xlink:show="embed" xlink:actuate="onLoad" loext:mime-type="image/jpeg"/><draw:contour-polygon svg:width="7.356cm" svg:height="7.197cm" svg:viewBox="0 0 7356 7197" draw:points="3995,10372 3995,3175 11351,3175 11351,10372" draw:recreate-on-edit="false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7:19:33.632158746</meta:creation-date>
    <dc:date>2019-04-25T14:07:57.322840638</dc:date>
    <meta:editing-duration>PT21M41S</meta:editing-duration>
    <meta:editing-cycles>19</meta:editing-cycles>
    <meta:generator>LibreOffice/6.1.4.2$Linux_X86_64 LibreOffice_project/1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